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/>
    <style:font-face style:name="Helvetica" svg:font-family="Helvetica"/>
    <style:font-face style:name="StarSymbol" svg:font-family="StarSymbol"/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HG Mincho Light J" svg:font-family="'HG Mincho Light J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bile Manager Reference Guide</text:p>
      <text:p text:style-name="Subtitle">Open Source GPRS/3G device management</text:p>
      <text:p text:style-name="Text_20_body"/>
      <text:p text:style-name="P2"/>
      <text:p text:style-name="P2">COPYRIGHT Telefónica Móviles España 200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Mobile Manager Reference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Mobile Manager Reference</text:p>
          </text:index-title>
          <text:p text:style-name="P4">1 <text:s/>Mobile Manager description<text:tab/>2</text:p>
          <text:p text:style-name="P4">2 <text:s/>Mobile Manager dbus service<text:tab/>3</text:p>
          <text:p text:style-name="P3">2.1 <text:s/>Manager object interfaces<text:tab/>3</text:p>
          <text:p text:style-name="P6">2.1.1 <text:s/>Controller Interface<text:tab/>3</text:p>
          <text:p text:style-name="P5">2.1.1.1 <text:s/>Interface description<text:tab/>3</text:p>
          <text:p text:style-name="P5">2.1.1.2 <text:s/>Methods <text:tab/>3</text:p>
          <text:p text:style-name="P5">2.1.1.3 <text:s/>Signals<text:tab/>4</text:p>
          <text:p text:style-name="P6">2.1.2 <text:s/>Dialer Interface<text:tab/>8</text:p>
          <text:p text:style-name="P5">2.1.2.1 <text:s/>Interface description<text:tab/>8</text:p>
          <text:p text:style-name="P5">2.1.2.2 <text:s/>Methods <text:tab/>8</text:p>
          <text:p text:style-name="P5">2.1.2.3 <text:s/>Signals<text:tab/>8</text:p>
          <text:p text:style-name="P3">2.2 <text:s/>Device object interfaces<text:tab/>9</text:p>
          <text:p text:style-name="P6">2.2.1 <text:s/>DeviceAuth Interface<text:tab/>9</text:p>
          <text:p text:style-name="P5">2.2.1.1 <text:s/>Interface description<text:tab/>9</text:p>
          <text:p text:style-name="P5">2.2.1.2 <text:s/>Methods<text:tab/>9</text:p>
          <text:p text:style-name="P6">2.2.2 <text:s/>DeviceInfo Interface<text:tab/>10</text:p>
          <text:p text:style-name="P5">2.2.2.1 <text:s/>Interface description<text:tab/>10</text:p>
          <text:p text:style-name="P5">2.2.2.2 <text:s/>Methods <text:tab/>11</text:p>
          <text:p text:style-name="P6">2.2.3 <text:s/>DeviceState Interface<text:tab/>12</text:p>
          <text:p text:style-name="P5">2.2.3.1 <text:s/>Interface description<text:tab/>12</text:p>
          <text:p text:style-name="P5">2.2.3.2 <text:s/>Methods <text:tab/>12</text:p>
          <text:p text:style-name="P6">2.2.4 <text:s/>DeviceXZone Interface<text:tab/>15</text:p>
          <text:p text:style-name="P5">2.2.4.1 <text:s/>Methods <text:tab/>15</text:p>
        </text:index-body>
      </text:table-of-content>
      <text:p text:style-name="Text_20_body"/>
      <text:h text:style-name="Heading_20_1" text:outline-level="1">Mobile Manager description</text:h>
      <text:p text:style-name="Text_20_body">Mobile Manager is an abstraction layer for GPRS and 3G devices. It launches, manages and takes statistics of GPRS and 3G connections. </text:p>
      <text:p text:style-name="Text_20_body">Its main features are: </text:p>
      <text:list text:style-name="L1">
        <text:list-item>
          <text:p text:style-name="P7">Plug &amp; Play device support. Your GPRS/3G devices are automatically detected and configured. </text:p>
        </text:list-item>
        <text:list-item>
          <text:p text:style-name="P7">PIN/PUK management. Mobile Manager will take care about authentication, code changes, card activations, etc. </text:p>
        </text:list-item>
        <text:list-item>
          <text:p text:style-name="P7">Device status control and card information. Is it attached? Is it on? Configured? Ready? You can also know about carrier selection, network information, signal strength... </text:p>
        </text:list-item>
        <text:list-item>
          <text:p text:style-name="P7">Connection establishment and control. </text:p>
        </text:list-item>
      </text:list>
      <text:p text:style-name="Text_20_body"/>
      <text:p text:style-name="Text_20_body">It is engineered as a Dbus service. It creates a Dbus object when a new device is connected, and automatically destroy it when the device is removed. It is also event based, so you can handle different signals and connect them to your apps. </text:p>
      <text:p text:style-name="Text_20_body"/>
      <text:h text:style-name="Heading_20_1" text:outline-level="1"><text:soft-page-break/>Mobile Manager dbus service</text:h>
      <text:h text:style-name="Heading_20_2" text:outline-level="2">Manager object interfaces</text:h>
      <text:h text:style-name="Heading_20_3" text:outline-level="3">Controller Interface</text:h>
      <text:h text:style-name="Heading_20_4" text:outline-level="4">Interface description</text:h>
      <text:p text:style-name="Text_20_body"/>
      <text:p text:style-name="Text_20_body">The controller detects any mobile device inserted in your system and configure it if it's supported.</text:p>
      <text:p text:style-name="Text_20_body">There are two groups of signals, emitted by the active device and emitted by all devices. The controller</text:p>
      <text:p text:style-name="Text_20_body">always has active device that it's the device by default. You can change it with the controller API.</text:p>
      <text:p text:style-name="Text_20_body"/>
      <text:h text:style-name="Heading_20_4" text:outline-level="4">Methods </text:h>
      <text:p text:style-name="Text_20_body"/>
      <text:p text:style-name="Text_20_body"><text:span text:style-name="T1">GetAvailableDevices</text:span>() -&gt; (ao)</text:p>
      <text:p text:style-name="Text_20_body">Return:</text:p>
      <text:p text:style-name="Text_20_body"><text:s text:c="2"/>(ao) -&gt; an array of dbus objects representing all devices detected by Mobile Manager</text:p>
      <text:p text:style-name="Text_20_body"/>
      <text:p text:style-name="Text_20_body"><text:span text:style-name="T1">FromDevIdGetObject</text:span>(s: dev_id) -&gt; (o)</text:p>
      <text:p text:style-name="Text_20_body">dev_id : represent the id of the device</text:p>
      <text:p text:style-name="Text_20_body">Return:</text:p>
      <text:p text:style-name="Text_20_body"><text:s text:c="2"/>(o) -&gt; a dbus object representing the device referenced by dev_id</text:p>
      <text:p text:style-name="Text_20_body"/>
      <text:p text:style-name="Text_20_body"><text:span text:style-name="T1">GetActiveDevice</text:span>() -&gt; (o)</text:p>
      <text:p text:style-name="Text_20_body">Return:</text:p>
      <text:p text:style-name="Text_20_body"><text:s text:c="2"/>(o) -&gt; a dbus object representing the active device </text:p>
      <text:p text:style-name="Text_20_body"/>
      <text:p text:style-name="Text_20_body"/>
      <text:p text:style-name="Text_20_body"><text:span text:style-name="T1">SetActiveDevice</text:span>(s: device_obj_path) -&gt; (b)</text:p>
      <text:p text:style-name="Text_20_body">device_obj_path : The device object path will be the active device</text:p>
      <text:p text:style-name="Text_20_body">Return :</text:p>
      <text:p text:style-name="Text_20_body"><text:s text:c="2"/>(b) -&gt; True if the action has been successful, False if there was an error.</text:p>
      <text:h text:style-name="Heading_20_4" text:outline-level="4"><text:soft-page-break/>Signals</text:h>
      <text:p text:style-name="Text_20_body"/>
      <text:p text:style-name="Text_20_body"><text:span text:style-name="T1">ActiveDevCardStatusChanged</text:span>(i: status)</text:p>
      <text:p text:style-name="Text_20_body">Desc : Emitted when the status of the active device has changed </text:p>
      <text:p text:style-name="Text_20_body">~&gt; status : </text:p>
      <text:p text:style-name="Text_20_body"><text:s text:c="12"/>CARD_STATUS_ERROR = -1</text:p>
      <text:p text:style-name="Text_20_body"><text:s text:c="12"/>CARD_STATUS_NO_DETECTED = 0</text:p>
      <text:p text:style-name="Text_20_body"><text:s text:c="12"/>CARD_STATUS_DETECTED = 10</text:p>
      <text:p text:style-name="Text_20_body"><text:s text:c="12"/>CARD_STATUS_CONFIGURED = 20</text:p>
      <text:p text:style-name="Text_20_body"><text:s text:c="12"/>CARD_STATUS_NO_SIM = 25</text:p>
      <text:p text:style-name="Text_20_body"><text:s text:c="12"/>CARD_STATUS_PIN_REQUIRED = 30</text:p>
      <text:p text:style-name="Text_20_body"><text:s text:c="12"/>CARD_STATUS_PUK_REQUIRED = 40</text:p>
      <text:p text:style-name="Text_20_body"><text:s text:c="12"/>CARD_STATUS_OFF = 50</text:p>
      <text:p text:style-name="Text_20_body"><text:s text:c="12"/>CARD_STATUS_ATTACHING = 60</text:p>
      <text:p text:style-name="Text_20_body"><text:s text:c="12"/>CARD_STATUS_READY = 70</text:p>
      <text:p text:style-name="Text_20_body"/>
      <text:p text:style-name="Text_20_body"><text:span text:style-name="T1">ActiveDevTechStatusChanged</text:span>(i: status)</text:p>
      <text:p text:style-name="Text_20_body">Desc : Emitted when the card technology of the active device has changed</text:p>
      <text:p text:style-name="Text_20_body">~&gt; status :</text:p>
      <text:p text:style-name="Text_20_body"><text:s text:c="12"/>CARD_TECH_GSM = 0</text:p>
      <text:p text:style-name="Text_20_body"><text:s text:c="12"/>CARD_TECH_GSM_COMPACT = 1</text:p>
      <text:p text:style-name="Text_20_body"><text:s text:c="12"/>CARD_TECH_UMTS = 2</text:p>
      <text:p text:style-name="Text_20_body"><text:s text:c="12"/>CARD_TECH_HSPA = 3</text:p>
      <text:p text:style-name="Text_20_body"/>
      <text:p text:style-name="Text_20_body"><text:span text:style-name="T1">ActiveDevModeStatusChanged</text:span>(i: status)</text:p>
      <text:p text:style-name="Text_20_body">Desc : Emitted when the card mode of the active device has changed</text:p>
      <text:p text:style-name="Text_20_body">~&gt; status :</text:p>
      <text:p text:style-name="Text_20_body"><text:s text:c="12"/>CARD_TECH_SELECTION_GPRS = 0</text:p>
      <text:p text:style-name="Text_20_body"><text:s text:c="12"/>CARD_TECH_SELECTION_UMTS = 1</text:p>
      <text:p text:style-name="Text_20_body"><text:s text:c="12"/>CARD_TECH_SELECTION_GRPS_PREFERED = 2</text:p>
      <text:p text:style-name="Text_20_body"><text:s text:c="12"/>CARD_TECH_SELECTION_UMTS_PREFERED = 3</text:p>
      <text:p text:style-name="Text_20_body"><text:s text:c="12"/>CARD_TECH_SELECTION_NO_CHANGE = 4</text:p>
      <text:p text:style-name="Text_20_body"><text:s text:c="12"/>CARD_TECH_SELECTION_AUTO = 5 </text:p>
      <text:p text:style-name="Text_20_body"/>
      <text:p text:style-name="Text_20_body"><text:span text:style-name="T1">ActiveDevDomainStatusChanged</text:span>(i: status)</text:p>
      <text:p text:style-name="Text_20_body">Desc : Emitted when the domain of the active device has changed </text:p>
      <text:p text:style-name="Text_20_body"><text:soft-page-break/>~&gt; status :</text:p>
      <text:p text:style-name="Text_20_body"><text:s text:c="12"/>CARD_DOMAIN_CS = 0</text:p>
      <text:p text:style-name="Text_20_body"><text:s text:c="12"/>CARD_DOMAIN_PS = 1</text:p>
      <text:p text:style-name="Text_20_body"><text:s text:c="12"/>CARD_DOMAIN_CS_PS = 2</text:p>
      <text:p text:style-name="Text_20_body"><text:s text:c="12"/>CARD_DOMAIN_ANY = 4</text:p>
      <text:p text:style-name="Text_20_body"/>
      <text:p text:style-name="Text_20_body"><text:span text:style-name="T1">ActiveDevSignalStatusChanged</text:span>(i: status)</text:p>
      <text:p text:style-name="Text_20_body">Desc : Emitted when the signal level of the active device has changed</text:p>
      <text:p text:style-name="Text_20_body">~&gt; status : signal level of the active device</text:p>
      <text:p text:style-name="Text_20_body"/>
      <text:p text:style-name="Text_20_body"><text:span text:style-name="T1">ActiveDevPinActStatusChanged</text:span>(b: status)</text:p>
      <text:p text:style-name="Text_20_body">Desc : Emitted when the PIN activation status of the active device has changed</text:p>
      <text:p text:style-name="Text_20_body">~&gt; status : True if PIN is activate , False when it's deactivate</text:p>
      <text:p text:style-name="Text_20_body"/>
      <text:p text:style-name="Text_20_body"><text:span text:style-name="T1">ActiveDevRoamingActStatusChanged</text:span>(b: status)</text:p>
      <text:p text:style-name="Text_20_body">Desc : Emitted when the active device is in roaming</text:p>
      <text:p text:style-name="Text_20_body">~&gt; status : True if device is in roaming , False it's not.</text:p>
      <text:p text:style-name="Text_20_body"/>
      <text:p text:style-name="Text_20_body"><text:span text:style-name="T1">ActiveDevCarrierChanged</text:span>(s: carrier_name)</text:p>
      <text:p text:style-name="Text_20_body">Desc : Emitted when the carrier name of the active device has changed</text:p>
      <text:p text:style-name="Text_20_body">~&gt; carrier : Carrier name </text:p>
      <text:p text:style-name="Text_20_body"/>
      <text:p text:style-name="Text_20_body"><text:span text:style-name="T1">ActiveDevCarrierSmStatusChanged</text:span>(i: status)</text:p>
      <text:p text:style-name="Text_20_body"/>
      <text:p text:style-name="Text_20_body"><text:span text:style-name="T1">ActiveDevXZoneChanged</text:span>(s: xzone_name)</text:p>
      <text:p text:style-name="Text_20_body"/>
      <text:p text:style-name="Text_20_body"><text:span text:style-name="T1">DevCardStatusChanged</text:span>(s: device, i: status)</text:p>
      <text:p text:style-name="Text_20_body">Desc : Emitted when the status any device has changed </text:p>
      <text:p text:style-name="Text_20_body">~&gt; device : the device id</text:p>
      <text:p text:style-name="Text_20_body">~&gt; status : </text:p>
      <text:p text:style-name="Text_20_body"><text:s text:c="12"/>CARD_STATUS_ERROR = -1</text:p>
      <text:p text:style-name="Text_20_body"><text:s text:c="12"/>CARD_STATUS_NO_DETECTED = 0</text:p>
      <text:p text:style-name="Text_20_body"><text:s text:c="12"/>CARD_STATUS_DETECTED = 10</text:p>
      <text:p text:style-name="Text_20_body"><text:s text:c="12"/>CARD_STATUS_CONFIGURED = 20</text:p>
      <text:p text:style-name="Text_20_body"><text:s text:c="12"/>CARD_STATUS_NO_SIM = 25</text:p>
      <text:p text:style-name="Text_20_body"><text:s text:c="12"/>CARD_STATUS_PIN_REQUIRED = 30</text:p>
      <text:p text:style-name="Text_20_body"><text:soft-page-break/><text:s text:c="12"/>CARD_STATUS_PUK_REQUIRED = 40</text:p>
      <text:p text:style-name="Text_20_body"><text:s text:c="12"/>CARD_STATUS_OFF = 50</text:p>
      <text:p text:style-name="Text_20_body"><text:s text:c="12"/>CARD_STATUS_ATTACHING = 60</text:p>
      <text:p text:style-name="Text_20_body"><text:s text:c="12"/>CARD_STATUS_READY = 70</text:p>
      <text:p text:style-name="Text_20_body"/>
      <text:p text:style-name="Text_20_body"><text:span text:style-name="T1">DevTechStatusChanged</text:span>(s: device, i: status)</text:p>
      <text:p text:style-name="Text_20_body">Desc : Emitted when the card technology of any active device has changed</text:p>
      <text:p text:style-name="Text_20_body">~&gt; device : the device id</text:p>
      <text:p text:style-name="Text_20_body">~&gt; status :</text:p>
      <text:p text:style-name="Text_20_body"><text:s text:c="12"/>CARD_TECH_GSM = 0</text:p>
      <text:p text:style-name="Text_20_body"><text:s text:c="12"/>CARD_TECH_GSM_COMPACT = 1</text:p>
      <text:p text:style-name="Text_20_body"><text:s text:c="12"/>CARD_TECH_UMTS = 2</text:p>
      <text:p text:style-name="Text_20_body"><text:s text:c="12"/>CARD_TECH_HSPA = 3</text:p>
      <text:p text:style-name="Text_20_body"/>
      <text:p text:style-name="Text_20_body"><text:span text:style-name="T1">DevModeStatusChanged</text:span>(s: device, i: status)</text:p>
      <text:p text:style-name="Text_20_body">Desc : Emitted when the card mode of any device has changed</text:p>
      <text:p text:style-name="Text_20_body">~&gt; device : the device id</text:p>
      <text:p text:style-name="Text_20_body">~&gt; status :</text:p>
      <text:p text:style-name="Text_20_body"><text:s text:c="12"/>CARD_TECH_SELECTION_GPRS = 0</text:p>
      <text:p text:style-name="Text_20_body"><text:s text:c="12"/>CARD_TECH_SELECTION_UMTS = 1</text:p>
      <text:p text:style-name="Text_20_body"><text:s text:c="12"/>CARD_TECH_SELECTION_GRPS_PREFERED = 2</text:p>
      <text:p text:style-name="Text_20_body"><text:s text:c="12"/>CARD_TECH_SELECTION_UMTS_PREFERED = 3</text:p>
      <text:p text:style-name="Text_20_body"><text:s text:c="12"/>CARD_TECH_SELECTION_NO_CHANGE = 4</text:p>
      <text:p text:style-name="Text_20_body"><text:s text:c="12"/>CARD_TECH_SELECTION_AUTO = 5 </text:p>
      <text:p text:style-name="Text_20_body"/>
      <text:p text:style-name="Text_20_body"><text:span text:style-name="T1">DevDomainStatusChanged</text:span>(s: device, i: status)</text:p>
      <text:p text:style-name="Text_20_body">Desc : Emitted when the domain of any device has changed </text:p>
      <text:p text:style-name="Text_20_body">~&gt; device : the device id</text:p>
      <text:p text:style-name="Text_20_body">~&gt; status :</text:p>
      <text:p text:style-name="Text_20_body"><text:s text:c="12"/>CARD_DOMAIN_CS = 0</text:p>
      <text:p text:style-name="Text_20_body"><text:s text:c="12"/>CARD_DOMAIN_PS = 1</text:p>
      <text:p text:style-name="Text_20_body"><text:s text:c="12"/>CARD_DOMAIN_CS_PS = 2</text:p>
      <text:p text:style-name="Text_20_body"><text:s text:c="12"/>CARD_DOMAIN_ANY = 4</text:p>
      <text:p text:style-name="Text_20_body"/>
      <text:p text:style-name="Text_20_body"><text:span text:style-name="T1">DevSignalStatusChanged</text:span>(s: device, i: status)</text:p>
      <text:p text:style-name="Text_20_body">Desc : Emitted when the signal level of any device has changed</text:p>
      <text:p text:style-name="Text_20_body"><text:soft-page-break/>~&gt; device : the device id</text:p>
      <text:p text:style-name="Text_20_body">~&gt; status : signal level of the active device</text:p>
      <text:p text:style-name="Text_20_body"/>
      <text:p text:style-name="Text_20_body"><text:span text:style-name="T1">DevPinActStatusChanged</text:span>(s: device, b: status)</text:p>
      <text:p text:style-name="Text_20_body">Desc : Emitted when the PIN activation status of any device has changed</text:p>
      <text:p text:style-name="Text_20_body">~&gt; device : the device id</text:p>
      <text:p text:style-name="Text_20_body">~&gt; status : True if PIN is activate , False when it's deactivate</text:p>
      <text:p text:style-name="Text_20_body"/>
      <text:p text:style-name="Text_20_body"><text:span text:style-name="T1">DevRoamingActStatusChanged</text:span>(s: device, b: status)</text:p>
      <text:p text:style-name="Text_20_body">Desc : Emitted when any device is in roaming</text:p>
      <text:p text:style-name="Text_20_body">~&gt; device : the device id</text:p>
      <text:p text:style-name="Text_20_body">~&gt; status : True if device is in roaming , False it's not.</text:p>
      <text:p text:style-name="Text_20_body"/>
      <text:p text:style-name="Text_20_body"><text:span text:style-name="T1">DevCarrierChanged</text:span>(s: device, s: carrier_name)</text:p>
      <text:p text:style-name="Text_20_body">Desc : Emitted when the carrier name of any device has changed</text:p>
      <text:p text:style-name="Text_20_body">~&gt; device : the device id</text:p>
      <text:p text:style-name="Text_20_body">~&gt; carrier : Carrier name </text:p>
      <text:p text:style-name="Text_20_body"/>
      <text:p text:style-name="Text_20_body"><text:span text:style-name="T1">DevCarrierSmStatusChanged</text:span>(s: device, i: status)</text:p>
      <text:p text:style-name="Text_20_body">~&gt; device : The device id</text:p>
      <text:p text:style-name="Text_20_body">~&gt; status :</text:p>
      <text:p text:style-name="Text_20_body"/>
      <text:p text:style-name="Text_20_body"><text:span text:style-name="T1">DevXZoneChanged</text:span>(s: device, s: xzone_name)</text:p>
      <text:p text:style-name="Text_20_body">~&gt; device : The device id</text:p>
      <text:p text:style-name="Text_20_body">~&gt; xzone_name : The xzone name</text:p>
      <text:p text:style-name="Text_20_body"/>
      <text:p text:style-name="Text_20_body"><text:span text:style-name="T1">ActiveDeviceChanged</text:span>(s: device)</text:p>
      <text:p text:style-name="Text_20_body">Desc : Emitted when any device has changed</text:p>
      <text:p text:style-name="Text_20_body">~&gt; device : The device id</text:p>
      <text:p text:style-name="Text_20_body"/>
      <text:p text:style-name="Text_20_body"><text:span text:style-name="T1">AddedDevice</text:span>(s: device)</text:p>
      <text:p text:style-name="Text_20_body">Desc : Emitted when a device is added to mobile manager device list</text:p>
      <text:p text:style-name="Text_20_body">~&gt; device : The device id</text:p>
      <text:p text:style-name="Text_20_body"/>
      <text:p text:style-name="Text_20_body"><text:span text:style-name="T1">RemovedDevice</text:span> (s: device)</text:p>
      <text:p text:style-name="Text_20_body">Desc : Emitted when a device is removed from mobile manager device list</text:p>
      <text:p text:style-name="Text_20_body"><text:soft-page-break/>~&gt; device : The device id</text:p>
      <text:p text:style-name="Text_20_body"/>
      <text:p text:style-name="Text_20_body"><text:span text:style-name="T1">SupportedDeviceDetected</text:span> (s: device)</text:p>
      <text:p text:style-name="Text_20_body">Desc : Emitted when a device is detected by mobile manager and it's supported.</text:p>
      <text:p text:style-name="Text_20_body">~&gt; device : The device id</text:p>
      <text:h text:style-name="Heading_20_3" text:outline-level="3">Dialer Interface</text:h>
      <text:h text:style-name="Heading_20_4" text:outline-level="4">Interface description</text:h>
      <text:p text:style-name="Text_20_body"/>
      <text:p text:style-name="Text_20_body">This interface is a wrapper of ppp management tasks. With this interface is possible start/stop a ppp connection using the active device of Mobile Manager by default and receive events about it status. </text:p>
      <text:h text:style-name="Heading_20_4" text:outline-level="4">Methods </text:h>
      <text:p text:style-name="Text_20_body"/>
      <text:p text:style-name="Text_20_body"><text:span text:style-name="T1">Start</text:span> (s: username, s: password, s: apn, b: auto_dns, s: primary_dns, s: secundary_dns, s: dns_suffixes)</text:p>
      <text:p text:style-name="Text_20_body">Desc : Start a ppp connection with params</text:p>
      <text:p text:style-name="Text_20_body">username : username string. If there isn't <text:s/>username send ''</text:p>
      <text:p text:style-name="Text_20_body">password: password string . If there isn't <text:s/>password send ''</text:p>
      <text:p text:style-name="Text_20_body">auto_dns: True : use peer dns's , False: use parameters information</text:p>
      <text:p text:style-name="Text_20_body">primary_dns: primary dns. If there isn't <text:s/>primary dns send ''</text:p>
      <text:p text:style-name="Text_20_body">secundary_dns: primary dns. If there isn't <text:s/>secundary dns send ''</text:p>
      <text:p text:style-name="P1">dns_suffixes: dns <text:s/>suffixes. If there isn't <text:s/>dns suffixes send ''</text:p>
      <text:p text:style-name="P1"/>
      <text:p text:style-name="Text_20_body"><text:span text:style-name="T1">Stop</text:span> () </text:p>
      <text:p text:style-name="Text_20_body">Desc : Stop the ppp connection</text:p>
      <text:p text:style-name="Text_20_body"/>
      <text:p text:style-name="Text_20_body"><text:span text:style-name="T1">Status</text:span> () -&gt; (i)</text:p>
      <text:p text:style-name="Text_20_body">Desc : Status of the ppp connection</text:p>
      <text:p text:style-name="Text_20_body">Return :</text:p>
      <text:p text:style-name="Text_20_body"><text:s text:c="2"/>-&gt; 0 Disconnected, 1 Connected, 2 Connecting, 3 Disconnecting</text:p>
      <text:p text:style-name="Text_20_body"/>
      <text:h text:style-name="Heading_20_4" text:outline-level="4">Signals</text:h>
      <text:p text:style-name="Text_20_body"/>
      <text:p text:style-name="Text_20_body"><text:span text:style-name="T1">Connected</text:span> ()</text:p>
      <text:p text:style-name="Text_20_body"><text:soft-page-break/></text:p>
      <text:p text:style-name="Text_20_body"><text:span text:style-name="T1">Connecting</text:span> ()</text:p>
      <text:p text:style-name="Text_20_body"/>
      <text:p text:style-name="Text_20_body"><text:span text:style-name="T1">Disconnected</text:span> ()</text:p>
      <text:p text:style-name="Text_20_body"/>
      <text:p text:style-name="Text_20_body"><text:span text:style-name="T1">Disconnecting</text:span> ()</text:p>
      <text:p text:style-name="Text_20_body"/>
      <text:p text:style-name="Text_20_body"><text:span text:style-name="T1">Stats</text:span> (i: recv_bytes, i: sent_bytes, d: interval_time)</text:p>
      <text:p text:style-name="Text_20_body">Desc : Report ppp connection stats</text:p>
      <text:p text:style-name="Text_20_body">~&gt; recv_bytes : Received bytes in "interval_time"</text:p>
      <text:p text:style-name="Text_20_body">~&gt; sent_bytes : Sent bytes in "interval_time"</text:p>
      <text:p text:style-name="Text_20_body">~&gt; interval_time : Interval time</text:p>
      <text:p text:style-name="Text_20_body"/>
      <text:h text:style-name="Heading_20_2" text:outline-level="2">Device object interfaces</text:h>
      <text:p text:style-name="Text_20_body"/>
      <text:h text:style-name="Heading_20_3" text:outline-level="3">DeviceAuth Interface</text:h>
      <text:p text:style-name="Text_20_body"/>
      <text:h text:style-name="Heading_20_4" text:outline-level="4">Interface description</text:h>
      <text:p text:style-name="Text_20_body"/>
      <text:p text:style-name="Text_20_body">This interface helps to the developer with the PIN/PUK management</text:p>
      <text:p text:style-name="Text_20_body"/>
      <text:h text:style-name="Heading_20_4" text:outline-level="4">Methods</text:h>
      <text:p text:style-name="Text_20_body"/>
      <text:p text:style-name="Text_20_body"><text:span text:style-name="T1">SendPIN</text:span>(s: pin) -&gt; (b)</text:p>
      <text:p text:style-name="Text_20_body">Desc : Send the PIN code to the device</text:p>
      <text:p text:style-name="Text_20_body">pin : PIN code </text:p>
      <text:p text:style-name="Text_20_body">Return :</text:p>
      <text:p text:style-name="Text_20_body"><text:s text:c="4"/>(b) : True if the action has been successful, False if there was an error.</text:p>
      <text:p text:style-name="Text_20_body"/>
      <text:p text:style-name="Text_20_body"><text:span text:style-name="T1">SetPIN</text:span>(s: old_pin, s: new_pin) -&gt; (b)</text:p>
      <text:p text:style-name="Text_20_body">Desc : Set new PIN to the SIM card</text:p>
      <text:p text:style-name="Text_20_body">old_pin : Old PIN code </text:p>
      <text:p text:style-name="Text_20_body">new_pin : New PIN code</text:p>
      <text:p text:style-name="Text_20_body"><text:soft-page-break/>Return :</text:p>
      <text:p text:style-name="Text_20_body"><text:s text:c="4"/>(b) : True if the action has been successful, False if there was an error.</text:p>
      <text:p text:style-name="Text_20_body"/>
      <text:p text:style-name="Text_20_body"><text:span text:style-name="T1">SetPINActive</text:span>(s: pin, b: active) -&gt; (b)</text:p>
      <text:p text:style-name="Text_20_body">Desc : Active/Deactive PIN in the SIM card</text:p>
      <text:p text:style-name="Text_20_body">pin : </text:p>
      <text:p text:style-name="Text_20_body">active :</text:p>
      <text:p text:style-name="Text_20_body">Return :</text:p>
      <text:p text:style-name="Text_20_body"><text:s text:c="4"/>(b) : True if the action has been successful, False if there was an error.</text:p>
      <text:p text:style-name="Text_20_body"/>
      <text:p text:style-name="Text_20_body"><text:span text:style-name="T1">IsPINActive</text:span>() -&gt; (b)</text:p>
      <text:p text:style-name="Text_20_body">Desc : Report the PIN activation status</text:p>
      <text:p text:style-name="Text_20_body">Return :</text:p>
      <text:p text:style-name="Text_20_body"><text:s text:c="4"/>(b) : True is active, False is deactive</text:p>
      <text:p text:style-name="Text_20_body"/>
      <text:p text:style-name="Text_20_body"><text:span text:style-name="T1">PINStatus</text:span>() -&gt; (i)</text:p>
      <text:p text:style-name="Text_20_body">Return : Report the PIN Status</text:p>
      <text:p text:style-name="Text_20_body"><text:s text:c="4"/>(i) : </text:p>
      <text:p text:style-name="Text_20_body"><text:s text:c="9"/>PIN_STATUS_WAITING_PIN = 1</text:p>
      <text:p text:style-name="Text_20_body"><text:s text:c="9"/>PIN_STATUS_WAITING_PUK = 2</text:p>
      <text:p text:style-name="Text_20_body"><text:s text:c="9"/>PIN_STATUS_READY = 3</text:p>
      <text:p text:style-name="Text_20_body"><text:s text:c="9"/>PIN_STATUS_NO_SIM = 4</text:p>
      <text:p text:style-name="Text_20_body"><text:s text:c="9"/>PIN_STATUS_SIM_FAILURE = 5</text:p>
      <text:p text:style-name="Text_20_body"/>
      <text:p text:style-name="Text_20_body"><text:span text:style-name="T1">SendPUK</text:span>(s: puk, s: pin) -&gt; (b)</text:p>
      <text:p text:style-name="Text_20_body">Desc : Send PUK code to the SIM card</text:p>
      <text:p text:style-name="Text_20_body">puk : PUK code</text:p>
      <text:p text:style-name="Text_20_body">pin : PIN code</text:p>
      <text:p text:style-name="Text_20_body">Return :</text:p>
      <text:p text:style-name="Text_20_body"><text:s text:c="4"/>(b) : True if the action has been successful, False if there was an error.</text:p>
      <text:p text:style-name="Text_20_body"/>
      <text:p text:style-name="Text_20_body"/>
      <text:h text:style-name="Heading_20_3" text:outline-level="3">DeviceInfo Interface</text:h>
      <text:p text:style-name="Text_20_body"/>
      <text:h text:style-name="Heading_20_4" text:outline-level="4"><text:soft-page-break/>Interface description</text:h>
      <text:p text:style-name="Text_20_body"/>
      <text:p text:style-name="Text_20_body">This interface report information to the developer about the device.</text:p>
      <text:p text:style-name="Text_20_body"/>
      <text:h text:style-name="Heading_20_4" text:outline-level="4">Methods </text:h>
      <text:p text:style-name="Text_20_body"/>
      <text:p text:style-name="Text_20_body"><text:span text:style-name="T1">GetCapabilities</text:span>() -&gt; (as)</text:p>
      <text:p text:style-name="Text_20_body">Desc : Each device has its own capabilities. These capabilities determine the access to the interfaces . </text:p>
      <text:p text:style-name="Text_20_body">Some devices, as bluetooth or serial port, hasn't Auth management interface or Xzone interface, for example.</text:p>
      <text:p text:style-name="Text_20_body">Return :</text:p>
      <text:p text:style-name="Text_20_body"><text:s text:c="4"/>(as) : Array with the capabilities list. Each capability is returned in dbus URI format.</text:p>
      <text:p text:style-name="Text_20_body"/>
      <text:p text:style-name="Text_20_body"><text:span text:style-name="T1">HasCapability</text:span>(s: capability) -&gt; (b)</text:p>
      <text:p text:style-name="Text_20_body">capability : Capability</text:p>
      <text:p text:style-name="Text_20_body">Return :</text:p>
      <text:p text:style-name="Text_20_body"><text:s text:c="4"/>(b) True if the device has this capability, False if hasn't it.</text:p>
      <text:p text:style-name="Text_20_body"/>
      <text:p text:style-name="Text_20_body"><text:span text:style-name="T1">GetDataDevicePath</text:span>() -&gt; (s)</text:p>
      <text:p text:style-name="Text_20_body">Return :</text:p>
      <text:p text:style-name="Text_20_body"><text:s text:c="4"/>(s) : Return the data device port used for establish the ppp connection</text:p>
      <text:p text:style-name="Text_20_body"/>
      <text:p text:style-name="Text_20_body"><text:span text:style-name="T1">GetConfDevicePath</text:span>() -&gt; (s)</text:p>
      <text:p text:style-name="Text_20_body">Return :</text:p>
      <text:p text:style-name="Text_20_body"><text:s text:c="4"/>(s) : Return the conf device port used for communicate with the device with AT commands</text:p>
      <text:p text:style-name="Text_20_body"/>
      <text:p text:style-name="Text_20_body"><text:span text:style-name="T1">GetVelocity</text:span>() -&gt; (i)</text:p>
      <text:p text:style-name="Text_20_body">Return :</text:p>
      <text:p text:style-name="Text_20_body"><text:s text:c="4"/>(s) : Return the device velocity </text:p>
      <text:p text:style-name="Text_20_body"/>
      <text:p text:style-name="Text_20_body"><text:span text:style-name="T1">SetVelocity</text:span>(i: velocity) </text:p>
      <text:p text:style-name="Text_20_body">velocity : Velocity </text:p>
      <text:p text:style-name="Text_20_body"/>
      <text:p text:style-name="Text_20_body"><text:span text:style-name="T1">GetHardwareFlowControl</text:span>() -&gt; (b)</text:p>
      <text:p text:style-name="Text_20_body"><text:soft-page-break/>Return :</text:p>
      <text:p text:style-name="Text_20_body"><text:s text:c="4"/>(b) : True/False if has/hasn't hardware flow control</text:p>
      <text:p text:style-name="Text_20_body"/>
      <text:p text:style-name="Text_20_body"><text:span text:style-name="T1">SetHardwareFlowControl</text:span>(b: value)</text:p>
      <text:p text:style-name="Text_20_body">value : True/False if you want active/deactive hardware flow control</text:p>
      <text:p text:style-name="Text_20_body"/>
      <text:p text:style-name="Text_20_body"><text:span text:style-name="T1">GetHardwareErrorControl</text:span>() -&gt; (b)</text:p>
      <text:p text:style-name="Text_20_body">Return :</text:p>
      <text:p text:style-name="Text_20_body"><text:s text:c="4"/>(b) : True/False if has/hasn't hardware error control</text:p>
      <text:p text:style-name="Text_20_body"/>
      <text:p text:style-name="Text_20_body"><text:span text:style-name="T1">SetHardwareErrorControl</text:span>(b: value)</text:p>
      <text:p text:style-name="Text_20_body">value : <text:s/>True/False if you want active/deactive hardware error control</text:p>
      <text:p text:style-name="Text_20_body"/>
      <text:p text:style-name="Text_20_body"><text:span text:style-name="T1">GetHardwareCompress</text:span>() -&gt; (b)</text:p>
      <text:p text:style-name="Text_20_body">Return :</text:p>
      <text:p text:style-name="Text_20_body"><text:s text:c="4"/>(b) : True/False if has/hasn't hardware compress</text:p>
      <text:p text:style-name="Text_20_body"/>
      <text:p text:style-name="Text_20_body"><text:span text:style-name="T1">SetHardwareCompress</text:span>(b: value)</text:p>
      <text:p text:style-name="Text_20_body">value : True/False if you want active/deactive hardware compress </text:p>
      <text:p text:style-name="Text_20_body"/>
      <text:p text:style-name="Text_20_body"><text:span text:style-name="T1">GetPrettyName</text:span>() -&gt; (s)</text:p>
      <text:p text:style-name="Text_20_body">Return :</text:p>
      <text:p text:style-name="Text_20_body"><text:s text:c="4"/>(s) : Return the device pretty name </text:p>
      <text:p text:style-name="Text_20_body"/>
      <text:p text:style-name="Text_20_body"><text:span text:style-name="T1">GetPriority</text:span>() -&gt; (i)</text:p>
      <text:p text:style-name="Text_20_body">Return :</text:p>
      <text:p text:style-name="Text_20_body"><text:s text:c="4"/>(i) : Return the device priority </text:p>
      <text:p text:style-name="Text_20_body"/>
      <text:h text:style-name="Heading_20_3" text:outline-level="3">DeviceState Interface</text:h>
      <text:p text:style-name="Text_20_body"/>
      <text:h text:style-name="Heading_20_4" text:outline-level="4">Interface description</text:h>
      <text:p text:style-name="Text_20_body"/>
      <text:p text:style-name="Text_20_body">This interface report information about the state of the device.</text:p>
      <text:p text:style-name="Text_20_body"/>
      <text:h text:style-name="Heading_20_4" text:outline-level="4"><text:soft-page-break/>Methods </text:h>
      <text:p text:style-name="Text_20_body"/>
      <text:p text:style-name="Text_20_body"><text:span text:style-name="T1">EmitStatusSignals</text:span>()</text:p>
      <text:p text:style-name="Text_20_body">Desc : Mobile manager emit again all status signals. Useful when you star up your client and need </text:p>
      <text:p text:style-name="Text_20_body">all status information.</text:p>
      <text:p text:style-name="Text_20_body"/>
      <text:p text:style-name="Text_20_body"><text:span text:style-name="T1">GetSingal</text:span>() -&gt; (i)</text:p>
      <text:p text:style-name="Text_20_body">Desc : Get the device signal level.</text:p>
      <text:p text:style-name="Text_20_body">Return :</text:p>
      <text:p text:style-name="Text_20_body"><text:s text:c="4"/>(i) : Return the signal level</text:p>
      <text:p text:style-name="Text_20_body"/>
      <text:p text:style-name="Text_20_body"><text:span text:style-name="T1">GetCarrierList</text:span>() -&gt; (a(isssi)aiai)</text:p>
      <text:p text:style-name="Text_20_body"/>
      <text:p text:style-name="Text_20_body">Desc : (ASYNC method) GetCarrierList return all information about the carriers that your device </text:p>
      <text:p text:style-name="Text_20_body">has detected.</text:p>
      <text:p text:style-name="Text_20_body">Return :</text:p>
      <text:p text:style-name="Text_20_body"><text:s text:c="4"/>a(isssi) : Array with carrier informations</text:p>
      <text:p text:style-name="Text_20_body"><text:s text:c="4"/>ai : Supported modes</text:p>
      <text:p text:style-name="Text_20_body"><text:s text:c="4"/>ai : Supported formats</text:p>
      <text:p text:style-name="Text_20_body"/>
      <text:p text:style-name="Text_20_body"><text:span text:style-name="T1">GetCarrier</text:span>() -&gt; (s)</text:p>
      <text:p text:style-name="Text_20_body">Return :</text:p>
      <text:p text:style-name="Text_20_body"><text:s text:c="4"/>(s) : Return the carrier name</text:p>
      <text:p text:style-name="Text_20_body"/>
      <text:p text:style-name="Text_20_body"><text:span text:style-name="T1">IsOn</text:span>() -&gt; (b)</text:p>
      <text:p text:style-name="Text_20_body">Return :</text:p>
      <text:p text:style-name="Text_20_body"><text:s text:c="4"/>(b) : True/False if the device is on/off.</text:p>
      <text:p text:style-name="Text_20_body"/>
      <text:p text:style-name="Text_20_body"><text:span text:style-name="T1">TurnOn</text:span>() -&gt; (b)</text:p>
      <text:p text:style-name="Text_20_body">Return :</text:p>
      <text:p text:style-name="Text_20_body"><text:s text:c="4"/>(b) : True/False if the device is turn on/off.</text:p>
      <text:p text:style-name="Text_20_body"/>
      <text:p text:style-name="Text_20_body"><text:span text:style-name="T1">TurnOff</text:span>() -&gt; (b)</text:p>
      <text:p text:style-name="Text_20_body">Return :</text:p>
      <text:p text:style-name="Text_20_body"><text:s text:c="4"/>(b) : True/False if the device is turn off/on.</text:p>
      <text:p text:style-name="Text_20_body"><text:soft-page-break/></text:p>
      <text:p text:style-name="Text_20_body"><text:span text:style-name="T1">GetNetInfo</text:span>() -&gt; (iiisi)</text:p>
      <text:p text:style-name="Text_20_body">Desc : GetNetInfo return network informations </text:p>
      <text:p text:style-name="Text_20_body">Return :</text:p>
      <text:p text:style-name="Text_20_body"><text:s text:c="4"/>(i) : Tech in use</text:p>
      <text:p text:style-name="Text_20_body"><text:s text:c="4"/>(i) : Card mode</text:p>
      <text:p text:style-name="Text_20_body"><text:s text:c="4"/>(i) : Card domain</text:p>
      <text:p text:style-name="Text_20_body"><text:s text:c="4"/>(s) : Carrier</text:p>
      <text:p text:style-name="Text_20_body"><text:s text:c="4"/>(i) : Carrier mode</text:p>
      <text:p text:style-name="Text_20_body"/>
      <text:p text:style-name="Text_20_body"><text:span text:style-name="T1">GetModeDomain</text:span>() -&gt; (ii)</text:p>
      <text:p text:style-name="Text_20_body">Return :</text:p>
      <text:p text:style-name="Text_20_body"><text:s text:c="4"/>(i) : Card mode</text:p>
      <text:p text:style-name="Text_20_body"><text:s text:c="4"/>(i) : Card domain</text:p>
      <text:p text:style-name="Text_20_body"/>
      <text:p text:style-name="Text_20_body"/>
      <text:p text:style-name="Text_20_body"><text:span text:style-name="T1">SetModeDomain</text:span>(i: mode, i: domain) -&gt; (b)</text:p>
      <text:p text:style-name="Text_20_body">mode : Card mode</text:p>
      <text:p text:style-name="Text_20_body">domain : Card domain</text:p>
      <text:p text:style-name="Text_20_body">Return :</text:p>
      <text:p text:style-name="Text_20_body"><text:s text:c="4"/>(b) : True if the action has been successful</text:p>
      <text:p text:style-name="Text_20_body"/>
      <text:p text:style-name="Text_20_body"><text:span text:style-name="T1">GetCardInfo</text:span>() -&gt; (as)</text:p>
      <text:p text:style-name="Text_20_body">Desc : GetCardInfo return the information reported by the device about itself.</text:p>
      <text:p text:style-name="Text_20_body">Return :</text:p>
      <text:p text:style-name="Text_20_body"><text:s text:c="4"/>(as) : An array of strings return from ATI command</text:p>
      <text:p text:style-name="Text_20_body"/>
      <text:p text:style-name="Text_20_body"><text:span text:style-name="T1">GetCardStatus</text:span>() -&gt; (i)</text:p>
      <text:p text:style-name="Text_20_body">Desc : Return the device status </text:p>
      <text:p text:style-name="Text_20_body">Return :</text:p>
      <text:p text:style-name="Text_20_body"><text:s text:c="4"/>(i) : <text:s text:c="2"/>CARD_STATUS_ERROR = -1</text:p>
      <text:p text:style-name="Text_20_body"><text:s text:c="12"/>CARD_STATUS_NO_DETECTED = 0</text:p>
      <text:p text:style-name="Text_20_body"><text:s text:c="12"/>CARD_STATUS_DETECTED = 10</text:p>
      <text:p text:style-name="Text_20_body"><text:s text:c="12"/>CARD_STATUS_CONFIGURED = 20</text:p>
      <text:p text:style-name="Text_20_body"><text:s text:c="12"/>CARD_STATUS_NO_SIM = 25</text:p>
      <text:p text:style-name="Text_20_body"><text:s text:c="12"/>CARD_STATUS_PIN_REQUIRED = 30</text:p>
      <text:p text:style-name="Text_20_body"><text:soft-page-break/><text:s text:c="12"/>CARD_STATUS_PUK_REQUIRED = 40</text:p>
      <text:p text:style-name="Text_20_body"><text:s text:c="12"/>CARD_STATUS_OFF = 50</text:p>
      <text:p text:style-name="Text_20_body"><text:s text:c="12"/>CARD_STATUS_ATTACHING = 60</text:p>
      <text:p text:style-name="Text_20_body"><text:s text:c="12"/>CARD_STATUS_READY = 70</text:p>
      <text:p text:style-name="Text_20_body"/>
      <text:p text:style-name="Text_20_body">SetCarrier(i: carrier_id, i: tech) -&gt; (b)</text:p>
      <text:p text:style-name="Text_20_body">carrier_id : carried id</text:p>
      <text:p text:style-name="Text_20_body">tech : tech</text:p>
      <text:p text:style-name="Text_20_body">Return:</text:p>
      <text:p text:style-name="Text_20_body"><text:s text:c="3"/>(b) : True if the action has been successful</text:p>
      <text:p text:style-name="Text_20_body"/>
      <text:p text:style-name="Text_20_body"><text:span text:style-name="T1">SetCarrierAutoSelection</text:span>() -&gt; (b)</text:p>
      <text:p text:style-name="Text_20_body">Desc : Set the device in auto selection mode.</text:p>
      <text:p text:style-name="Text_20_body">Return :</text:p>
      <text:p text:style-name="Text_20_body"><text:s text:c="4"/>(b) : True if the action has been successful</text:p>
      <text:p text:style-name="Text_20_body"/>
      <text:p text:style-name="Text_20_body"><text:span text:style-name="T1">IsCarrierAuto</text:span>() -&gt; (b)</text:p>
      <text:p text:style-name="Text_20_body">Return:</text:p>
      <text:p text:style-name="Text_20_body"><text:s text:c="4"/>(b) : True if the device is in auto selection mode</text:p>
      <text:p text:style-name="Text_20_body"/>
      <text:p text:style-name="Text_20_body"><text:span text:style-name="T1">IsAttached</text:span>() -&gt; (b)</text:p>
      <text:p text:style-name="Text_20_body">Return: </text:p>
      <text:p text:style-name="Text_20_body"><text:s text:c="4"/>(b) : True if the device is attached to any network</text:p>
      <text:p text:style-name="Text_20_body"/>
      <text:p text:style-name="Text_20_body"><text:span text:style-name="T1">GetAttachState</text:span>() -&gt; (i)</text:p>
      <text:p text:style-name="Text_20_body">Return:</text:p>
      <text:p text:style-name="Text_20_body"><text:s text:c="4"/>(i) :</text:p>
      <text:p text:style-name="Text_20_body"/>
      <text:p text:style-name="Text_20_body"><text:span text:style-name="T1">IsRoaming</text:span>() -&gt; (b)</text:p>
      <text:p text:style-name="Text_20_body">Return :</text:p>
      <text:p text:style-name="Text_20_body"><text:s text:c="4"/>(b) : True if the device is roaming.</text:p>
      <text:p text:style-name="Text_20_body"/>
      <text:h text:style-name="Heading_20_3" text:outline-level="3">DeviceXZone Interface</text:h>
      <text:p text:style-name="Text_20_body"/>
      <text:h text:style-name="Heading_20_4" text:outline-level="4"><text:soft-page-break/>Methods </text:h>
      <text:p text:style-name="Text_20_body"/>
      <text:p text:style-name="Text_20_body"><text:span text:style-name="T1">GetXZone</text:span>() -&gt; (s)</text:p>
      <text:p text:style-name="Text_20_body">Return :</text:p>
      <text:p text:style-name="Text_20_body"><text:s text:c="4"/>(s) : Zone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/>
    <style:font-face style:name="Helvetica" svg:font-family="Helvetica"/>
    <style:font-face style:name="StarSymbol" svg:font-family="StarSymbol"/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HG Mincho Light J" svg:font-family="'HG Mincho Light J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Vera Sans"/>
    </style:style>
    <style:style style:name="List" style:family="paragraph" style:parent-style-name="Text_20_body" style:class="list">
      <style:text-properties style:font-name="Bitstream Vera Sans1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1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1" style:font-size-asian="12pt" style:font-name-complex="Tahoma2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Appendix_20_Title" style:display-name="Appendix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1_20_Title" style:display-name="Section1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2_20_Title" style:display-name="Section2 Title" style:family="paragraph" style:next-style-name="Text_20_body" style:master-page-name="">
      <style:paragraph-properties fo:line-height="200%" style:page-number="auto"/>
      <style:text-properties fo:text-transform="capitalize" fo:font-size="13pt"/>
    </style:style>
    <style:style style:name="Section3_20_Title" style:display-name="Section3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4_20_Title" style:display-name="Section4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5_20_Title" style:display-name="Section5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class="text">
      <style:paragraph-properties fo:margin-left="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3-24T10:06:19</meta:creation-date>
    <dc:date>2008-04-28T17:04:35</dc:date>
    <meta:editing-cycles>4</meta:editing-cycles>
    <meta:editing-duration>PT1H12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" meta:paragraph-count="385" meta:word-count="2009" meta:character-count="13878"/>
  </office:meta>
</office:document-meta>
</file>